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adornments="Обычный" style:font-pitch="fixed"/>
    <style:font-face style:name="Calibri" svg:font-family="Calibri" style:font-family-generic="roman" style:font-pitch="variable"/>
    <style:font-face style:name="Comic Sans MS" svg:font-family="'Comic Sans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2" style:family="table">
      <style:table-properties style:width="3.1889in" table:align="right" style:writing-mode="lr-tb"/>
    </style:style>
    <style:style style:name="Таблица2.A" style:family="table-column">
      <style:table-column-properties style:column-width="1.4583in"/>
    </style:style>
    <style:style style:name="Таблица2.B" style:family="table-column">
      <style:table-column-properties style:column-width="1.7306in"/>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2.4" style:family="table-row">
      <style:table-row-properties style:min-row-height="0.3847in"/>
    </style:style>
    <style:style style:name="Таблица2.5" style:family="table-row">
      <style:table-row-properties style:min-row-height="0.5in"/>
    </style:style>
    <style:style style:name="Таблица2.6" style:family="table-row">
      <style:table-row-properties style:min-row-height="0.559in"/>
    </style:style>
    <style:style style:name="Таблица1" style:family="table">
      <style:table-properties style:width="6.4965in" style:rel-width="100%" fo:margin-top="0in" fo:margin-bottom="0in" table:align="center" style:writing-mode="lr-tb"/>
    </style:style>
    <style:style style:name="Таблица1.A" style:family="table-column">
      <style:table-column-properties style:column-width="2.2854in" style:rel-column-width="23055*"/>
    </style:style>
    <style:style style:name="Таблица1.B" style:family="table-column">
      <style:table-column-properties style:column-width="2.2132in" style:rel-column-width="22327*"/>
    </style:style>
    <style:style style:name="Таблица1.C" style:family="table-column">
      <style:table-column-properties style:column-width="1.9979in" style:rel-column-width="20153*"/>
    </style:style>
    <style:style style:name="Таблица1.1" style:family="table-row">
      <style:table-row-properties fo:keep-together="auto"/>
    </style:style>
    <style:style style:name="Таблица1.A1" style:family="table-cell">
      <style:table-cell-properties fo:padding-left="0.0785in" fo:padding-right="0.075in" fo:padding-top="0in" fo:padding-bottom="0in" fo:border="0.5pt solid #000000"/>
    </style:style>
    <style:style style:name="Таблица1.3" style:family="table-row">
      <style:table-row-properties style:min-row-height="0.8931in" fo:keep-together="auto"/>
    </style:style>
    <style:style style:name="Таблица1.A3" style:family="table-cell">
      <style:table-cell-properties fo:padding-left="0.0785in" fo:padding-right="0.075in" fo:padding-top="0in" fo:padding-bottom="0in" fo:border-left="0.5pt solid #000000" fo:border-right="0.5pt solid #000000" fo:border-top="none" fo:border-bottom="0.5pt solid #000000"/>
    </style:style>
    <style:style style:name="Таблица1.5" style:family="table-row">
      <style:table-row-properties style:min-row-height="1.6701in" fo:keep-together="auto"/>
    </style:style>
    <style:style style:name="P1" style:family="paragraph" style:parent-style-name="Standard">
      <style:paragraph-properties fo:margin-left="0in" fo:margin-right="0in" fo:margin-top="0in" fo:margin-bottom="0.0835in" loext:contextual-spacing="false" fo:line-height="100%" fo:text-align="center" style:justify-single-word="false" fo:text-indent="0.2917in" style:auto-text-indent="false"/>
      <style:text-properties style:font-name="Times New Roman" fo:font-size="12pt" officeooo:paragraph-rsid="001f6b7a" style:font-name-asian="Times New Roman1" style:font-size-asian="12pt" style:language-asian="ru" style:country-asian="RU" style:font-name-complex="Times New Roman1" style:font-size-complex="12pt"/>
    </style:style>
    <style:style style:name="P2" style:family="paragraph" style:parent-style-name="Standard">
      <style:paragraph-properties fo:margin-left="0in" fo:margin-right="0in" fo:margin-top="0in" fo:margin-bottom="0.0835in" loext:contextual-spacing="false" fo:line-height="100%" fo:text-align="center" style:justify-single-word="false" fo:text-indent="0.2917in" style:auto-text-indent="false"/>
      <style:text-properties style:font-name="Times New Roman" officeooo:paragraph-rsid="001f6b7a"/>
    </style:style>
    <style:style style:name="P3" style:family="paragraph" style:parent-style-name="Standard">
      <style:paragraph-properties fo:margin-left="0in" fo:margin-right="0in" fo:margin-top="0in" fo:margin-bottom="0.0835in" loext:contextual-spacing="false" fo:line-height="100%" fo:text-align="center" style:justify-single-word="false" fo:text-indent="0.2917in" style:auto-text-indent="false"/>
      <style:text-properties fo:color="#000000" style:font-name="Times New Roman" fo:font-size="14pt" officeooo:paragraph-rsid="001f6b7a" fo:background-color="#ffffff" style:font-name-asian="Times New Roman1" style:font-size-asian="14pt" style:language-asian="ru" style:country-asian="RU" style:font-name-complex="Times New Roman1" style:font-size-complex="14pt"/>
    </style:style>
    <style:style style:name="P4" style:family="paragraph" style:parent-style-name="Standard">
      <style:paragraph-properties fo:margin-left="0in" fo:margin-right="0in" fo:margin-top="0in" fo:margin-bottom="0.0835in" loext:contextual-spacing="false" fo:line-height="100%" fo:text-align="center" style:justify-single-word="false" fo:text-indent="0.2917in" style:auto-text-indent="false"/>
      <style:text-properties fo:color="#000000" style:font-name="Times New Roman" fo:font-size="18pt" fo:font-weight="bold" officeooo:paragraph-rsid="001f6b7a" fo:background-color="#ffffff" style:font-name-asian="Times New Roman1" style:font-size-asian="18pt" style:language-asian="ru" style:country-asian="RU" style:font-weight-asian="bold" style:font-name-complex="Times New Roman1" style:font-size-complex="18pt" style:font-weight-complex="bold"/>
    </style:style>
    <style:style style:name="P5" style:family="paragraph" style:parent-style-name="Standard">
      <style:paragraph-properties fo:margin-left="0in" fo:margin-right="0in" fo:margin-top="0in" fo:margin-bottom="0.0835in" loext:contextual-spacing="false" fo:line-height="100%" fo:text-align="center" style:justify-single-word="false" fo:text-indent="0.2917in" style:auto-text-indent="false"/>
      <style:text-properties fo:color="#000000" style:font-name="Times New Roman" fo:font-size="18pt" fo:font-weight="bold" officeooo:rsid="001f46b4" officeooo:paragraph-rsid="001f6b7a" fo:background-color="#ffffff" style:font-name-asian="Times New Roman1" style:font-size-asian="18pt" style:language-asian="ru" style:country-asian="RU" style:font-weight-asian="bold" style:font-name-complex="Times New Roman1" style:font-size-complex="18pt" style:font-weight-complex="bold"/>
    </style:style>
    <style:style style:name="P6" style:family="paragraph" style:parent-style-name="Standard">
      <style:paragraph-properties fo:margin-top="0in" fo:margin-bottom="0in" loext:contextual-spacing="false" fo:line-height="100%"/>
      <style:text-properties style:font-name="Times New Roman" fo:font-size="12pt" officeooo:paragraph-rsid="001f6b7a" style:font-name-asian="Times New Roman1" style:font-size-asian="12pt" style:language-asian="ru" style:country-asian="RU" style:font-name-complex="Times New Roman1" style:font-size-complex="12pt"/>
    </style:style>
    <style:style style:name="P7" style:family="paragraph" style:parent-style-name="Standard">
      <style:paragraph-properties fo:margin-top="0in" fo:margin-bottom="0in" loext:contextual-spacing="false" fo:text-align="justify"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in" fo:margin-bottom="0in" loext:contextual-spacing="false" fo:line-height="100%"/>
      <style:text-properties style:font-name="Times New Roman" fo:font-size="18pt" fo:language="en" fo:country="US" fo:font-weight="bold" style:font-size-asian="18pt" style:font-weight-asian="bold" style:font-name-complex="Times New Roman1"/>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style:paragraph-properties fo:margin-top="0in" fo:margin-bottom="0in" loext:contextual-spacing="false" fo:line-height="100%" style:vertical-align="baseline"/>
      <style:text-properties fo:color="#000000"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in" fo:margin-bottom="0in" loext:contextual-spacing="false" fo:line-height="100%" fo:text-align="center" style:justify-single-word="false"/>
      <style:text-properties fo:color="#000000" style:font-name="Times New Roman" fo:font-size="14pt" officeooo:paragraph-rsid="001f6b7a"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in" fo:margin-bottom="0in" loext:contextual-spacing="false" fo:line-height="100%"/>
      <style:text-properties fo:color="#000000" style:font-name="Times New Roman" fo:font-size="14pt" officeooo:paragraph-rsid="001f6b7a" style:font-name-asian="Times New Roman1" style:font-size-asian="14pt" style:language-asian="ru" style:country-asian="RU" style:font-name-complex="Times New Roman1" style:font-size-complex="14pt"/>
    </style:style>
    <style:style style:name="P14" style:family="paragraph" style:parent-style-name="Standard">
      <style:paragraph-properties fo:margin-top="0in" fo:margin-bottom="0in" loext:contextual-spacing="false" fo:line-height="100%"/>
      <style:text-properties fo:color="#000000" style:font-name="Times New Roman" fo:font-size="16pt" officeooo:paragraph-rsid="001f6b7a" style:font-name-asian="Times New Roman1" style:font-size-asian="16pt" style:language-asian="ru" style:country-asian="RU" style:font-name-complex="Times New Roman1" style:font-size-complex="16pt"/>
    </style:style>
    <style:style style:name="P15"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1" style:font-size-asian="12pt" style:language-asian="ru" style:country-asian="RU" style:font-name-complex="Times New Roman1" style:font-size-complex="12pt"/>
    </style:style>
    <style:style style:name="P16" style:family="paragraph" style:parent-style-name="Standard">
      <style:paragraph-properties fo:margin-top="0in" fo:margin-bottom="0in" loext:contextual-spacing="false" fo:line-height="100%" style:vertical-align="baseline"/>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17" style:family="paragraph" style:parent-style-name="Standard">
      <style:paragraph-properties fo:margin-top="0in" fo:margin-bottom="0in" loext:contextual-spacing="false" fo:text-align="justify" style:justify-single-word="false"/>
    </style:style>
    <style:style style:name="P18" style:family="paragraph" style:parent-style-name="Standard">
      <style:paragraph-properties fo:margin-top="0in" fo:margin-bottom="0in" loext:contextual-spacing="false" fo:line-height="100%"/>
      <style:text-properties style:font-name="Consolas" fo:language="en" fo:country="US" style:font-name-complex="Consolas1"/>
    </style:style>
    <style:style style:name="P19" style:family="paragraph" style:parent-style-name="Standard">
      <style:paragraph-properties fo:margin-top="0in" fo:margin-bottom="0in" loext:contextual-spacing="false" fo:line-height="100%"/>
      <style:text-properties style:font-name="Consolas" style:font-name-complex="Consolas1"/>
    </style:style>
    <style:style style:name="P20" style:family="paragraph" style:parent-style-name="Normal_20__28_Web_29_">
      <style:paragraph-properties fo:margin-top="0in" fo:margin-bottom="0in" loext:contextual-spacing="false"/>
    </style:style>
    <style:style style:name="P21" style:family="paragraph" style:parent-style-name="Normal_20__28_Web_29_">
      <style:paragraph-properties fo:margin-top="0in" fo:margin-bottom="0in" loext:contextual-spacing="false"/>
      <style:text-properties fo:color="#000000"/>
    </style:style>
    <style:style style:name="P22" style:family="paragraph" style:parent-style-name="Normal_20__28_Web_29_">
      <style:paragraph-properties fo:margin-top="0in" fo:margin-bottom="0in" loext:contextual-spacing="false"/>
      <style:text-properties fo:color="#000000" style:font-name="Comic Sans MS"/>
    </style:style>
    <style:style style:name="P23" style:family="paragraph" style:parent-style-name="Normal_20__28_Web_29_">
      <style:paragraph-properties fo:margin-top="0in" fo:margin-bottom="0in" loext:contextual-spacing="false"/>
      <style:text-properties fo:color="#000000" fo:font-size="14pt" style:font-size-asian="14pt"/>
    </style:style>
    <style:style style:name="P24" style:family="paragraph" style:parent-style-name="Normal_20__28_Web_29_">
      <style:paragraph-properties fo:margin-top="0in" fo:margin-bottom="0in" loext:contextual-spacing="false"/>
      <style:text-properties fo:color="#000000" fo:font-size="14pt" fo:font-weight="bold" style:font-size-asian="14pt" style:font-weight-asian="bold" style:font-size-complex="14pt" style:font-weight-complex="bold"/>
    </style:style>
    <style:style style:name="P25" style:family="paragraph" style:parent-style-name="Normal_20__28_Web_29_">
      <style:paragraph-properties fo:margin-top="0in" fo:margin-bottom="0in" loext:contextual-spacing="false"/>
      <style:text-properties fo:color="#000000" fo:font-size="16pt" style:font-size-asian="16pt"/>
    </style:style>
    <style:style style:name="P26" style:family="paragraph" style:parent-style-name="Normal_20__28_Web_29_">
      <style:paragraph-properties fo:margin-top="0in" fo:margin-bottom="0in" loext:contextual-spacing="false"/>
      <style:text-properties fo:color="#000000" fo:font-size="16pt" fo:font-weight="bold" style:font-size-asian="16pt" style:font-weight-asian="bold" style:font-weight-complex="bold"/>
    </style:style>
    <style:style style:name="P27" style:family="paragraph" style:parent-style-name="Normal_20__28_Web_29_">
      <style:paragraph-properties fo:margin-top="0in" fo:margin-bottom="0in" loext:contextual-spacing="false"/>
      <style:text-properties fo:color="#000000" fo:font-size="13pt" style:font-size-asian="13pt" style:font-size-complex="13pt"/>
    </style:style>
    <style:style style:name="P28" style:family="paragraph" style:parent-style-name="Normal_20__28_Web_29_">
      <style:paragraph-properties fo:margin-top="0in" fo:margin-bottom="0in" loext:contextual-spacing="false" fo:text-align="justify" style:justify-single-word="false"/>
      <style:text-properties fo:color="#000000"/>
    </style:style>
    <style:style style:name="P29" style:family="paragraph" style:parent-style-name="Standard">
      <style:paragraph-properties fo:margin-top="0in" fo:margin-bottom="0.1665in" loext:contextual-spacing="false" fo:line-height="100%"/>
      <style:text-properties fo:color="#000000" style:font-name="Times New Roman" fo:font-size="14pt" officeooo:paragraph-rsid="001f6b7a" fo:background-color="#ffffff" style:font-name-asian="Times New Roman1" style:font-size-asian="14pt" style:language-asian="ru" style:country-asian="RU" style:font-name-complex="Times New Roman1" style:font-size-complex="14pt"/>
    </style:style>
    <style:style style:name="P30" style:family="paragraph" style:parent-style-name="Standard">
      <style:paragraph-properties fo:margin-left="0.5in" fo:margin-right="0in" fo:margin-top="0in" fo:margin-bottom="0in" loext:contextual-spacing="false" fo:line-height="100%" fo:text-indent="0in" style:auto-text-indent="false" style:vertical-align="baseline"/>
      <style:text-properties fo:color="#000000"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P31" style:family="paragraph" style:parent-style-name="List_20_Paragraph">
      <style:paragraph-properties fo:margin-left="0.5in" fo:margin-right="0in" fo:margin-top="0in" fo:margin-bottom="0in" loext:contextual-spacing="true" fo:line-height="100%" fo:text-indent="0in" style:auto-text-indent="false" style:vertical-align="middle"/>
      <style:text-properties fo:color="#000000"/>
    </style:style>
    <style:style style:name="P32" style:family="paragraph" style:parent-style-name="List_20_Paragraph">
      <style:paragraph-properties fo:margin-left="0.5in" fo:margin-right="0in" fo:margin-top="0in" fo:margin-bottom="0in" loext:contextual-spacing="true" fo:line-height="100%" fo:text-indent="0in" style:auto-text-indent="false" style:vertical-align="middle"/>
      <style:text-properties fo:color="#000000" style:font-name="Times" fo:font-size="12pt" style:font-size-asian="12pt" style:font-size-complex="12pt"/>
    </style:style>
    <style:style style:name="P33" style:family="paragraph" style:parent-style-name="Standard">
      <style:paragraph-properties fo:margin-top="0in" fo:margin-bottom="0.111in" loext:contextual-spacing="true" fo:line-height="100%"/>
      <style:text-properties style:font-name="Consolas" style:font-name-complex="Consolas1"/>
    </style:style>
    <style:style style:name="P34" style:family="paragraph" style:parent-style-name="Normal_20__28_Web_29_">
      <style:paragraph-properties fo:margin-left="0.25in" fo:margin-right="0in" fo:margin-top="0in" fo:margin-bottom="0in" loext:contextual-spacing="false" fo:text-indent="0in" style:auto-text-indent="false"/>
      <style:text-properties fo:color="#000000"/>
    </style:style>
    <style:style style:name="P35" style:family="paragraph" style:parent-style-name="Normal_20__28_Web_29_">
      <style:paragraph-properties fo:margin-left="0in" fo:margin-right="0in" fo:margin-top="0in" fo:margin-bottom="0in" loext:contextual-spacing="false" fo:text-align="justify" style:justify-single-word="false" fo:text-indent="0.1972in" style:auto-text-indent="false"/>
    </style:style>
    <style:style style:name="P36" style:family="paragraph" style:parent-style-name="Normal_20__28_Web_29_">
      <style:paragraph-properties fo:margin-left="0in" fo:margin-right="0in" fo:margin-top="0in" fo:margin-bottom="0in" loext:contextual-spacing="false" fo:text-indent="0.1972in" style:auto-text-indent="false"/>
      <style:text-properties fo:color="#000000"/>
    </style:style>
    <style:style style:name="P37" style:family="paragraph" style:parent-style-name="Normal_20__28_Web_29_">
      <style:paragraph-properties fo:margin-left="0in" fo:margin-right="0in" fo:margin-top="0in" fo:margin-bottom="0in" loext:contextual-spacing="false" fo:text-indent="0.1972in" style:auto-text-indent="false"/>
      <style:text-properties fo:color="#000000" fo:font-size="16pt" style:font-size-asian="16pt"/>
    </style:style>
    <style:style style:name="P38" style:family="paragraph" style:parent-style-name="Normal_20__28_Web_29_">
      <style:paragraph-properties fo:margin-left="0in" fo:margin-right="0in" fo:margin-top="0in" fo:margin-bottom="0in" loext:contextual-spacing="false" fo:text-align="justify" style:justify-single-word="false" fo:text-indent="0.1972in" style:auto-text-indent="false"/>
      <style:text-properties fo:color="#000000"/>
    </style:style>
    <style:style style:name="P39" style:family="paragraph" style:parent-style-name="Normal_20__28_Web_29_">
      <style:paragraph-properties fo:margin-left="0in" fo:margin-right="0in" fo:margin-top="0in" fo:margin-bottom="0in" loext:contextual-spacing="false" fo:text-indent="0.1972in" style:auto-text-indent="false"/>
      <style:text-properties fo:color="#000000" fo:font-size="14pt" style:font-size-asian="14pt" style:font-size-complex="14pt"/>
    </style:style>
    <style:style style:name="P40" style:family="paragraph" style:parent-style-name="Table_20_Contents">
      <style:text-properties style:font-name="Times New Roman" fo:font-size="13pt" officeooo:rsid="001f46b4" officeooo:paragraph-rsid="001f6b7a" style:font-size-asian="13pt" style:font-size-complex="13pt"/>
    </style:style>
    <style:style style:name="P41" style:family="paragraph" style:parent-style-name="Table_20_Contents">
      <style:text-properties style:font-name="Times New Roman" fo:font-size="13pt" officeooo:paragraph-rsid="001f6b7a" style:font-size-asian="13pt" style:font-size-complex="13pt"/>
    </style:style>
    <style:style style:name="P42" style:family="paragraph" style:parent-style-name="Table_20_Contents">
      <style:text-properties style:font-name="Times New Roman" fo:font-size="13pt" officeooo:rsid="001f6b7a" officeooo:paragraph-rsid="001f6b7a" style:font-size-asian="13pt" style:font-size-complex="13pt"/>
    </style:style>
    <style:style style:name="P43" style:family="paragraph" style:parent-style-name="Table_20_Contents">
      <style:text-properties style:font-name="Times New Roman" fo:font-size="13pt" officeooo:rsid="002129d2" officeooo:paragraph-rsid="002129d2" style:font-size-asian="13pt" style:font-size-complex="13pt"/>
    </style:style>
    <style:style style:name="P44" style:family="paragraph" style:parent-style-name="Standard">
      <style:paragraph-properties fo:margin-top="0.1665in" fo:margin-bottom="0.111in" loext:contextual-spacing="false" fo:line-height="100%" style:vertical-align="baseline"/>
      <style:text-properties fo:color="#000000" style:font-name="Times New Roman" fo:font-size="16pt" fo:font-weight="bold" style:font-name-asian="Times New Roman1" style:font-size-asian="16pt" style:language-asian="ru" style:country-asian="RU" style:font-weight-asian="bold" style:font-name-complex="Times New Roman1" style:font-size-complex="16pt"/>
    </style:style>
    <style:style style:name="P45" style:family="paragraph" style:parent-style-name="Standard" style:master-page-name="Standard">
      <style:paragraph-properties fo:margin-left="0in" fo:margin-right="0in" fo:margin-top="0in" fo:margin-bottom="0.0835in" loext:contextual-spacing="false" fo:line-height="100%" fo:text-align="center" style:justify-single-word="false" fo:text-indent="0.2917in" style:auto-text-indent="false" style:page-number="auto"/>
      <style:text-properties style:font-name="Times New Roman" officeooo:paragraph-rsid="001f6b7a"/>
    </style:style>
    <style:style style:name="P46" style:family="paragraph" style:parent-style-name="Standard" style:list-style-name="WWNum1">
      <style:paragraph-properties fo:margin-top="0in" fo:margin-bottom="0in" loext:contextual-spacing="false" fo:line-height="100%" style:vertical-align="baseline"/>
      <style:text-properties fo:color="#000000" style:font-name="Times New Roman" fo:font-size="16pt" style:text-underline-style="none" fo:font-weight="bold" style:font-name-asian="Times New Roman1" style:font-size-asian="16pt" style:language-asian="ru" style:country-asian="RU" style:font-weight-asian="bold" style:font-name-complex="Times New Roman1" style:font-size-complex="16pt" style:font-weight-complex="bold"/>
    </style:style>
    <style:style style:name="P47" style:family="paragraph" style:parent-style-name="Normal_20__28_Web_29_" style:list-style-name="WWNum2">
      <style:paragraph-properties fo:margin-left="0.1972in" fo:margin-right="0in" fo:margin-top="0in" fo:margin-bottom="0in" loext:contextual-spacing="false" fo:text-indent="-0.1972in" style:auto-text-indent="false"/>
      <style:text-properties fo:color="#000000"/>
    </style:style>
    <style:style style:name="T1" style:family="text">
      <style:text-properties fo:color="#000000"/>
    </style:style>
    <style:style style:name="T2" style:family="text">
      <style:text-properties fo:color="#000000" style:font-name="Times New Roman" fo:font-size="12pt" style:font-name-asian="Times New Roman1" style:font-size-asian="12pt" style:language-asian="ru" style:country-asian="RU" style:font-name-complex="Times New Roman1" style:font-size-complex="12pt"/>
    </style:style>
    <style:style style:name="T3" style:family="text">
      <style:text-properties fo:color="#000000" style:font-name="Times New Roman" fo:font-size="12pt" fo:font-style="italic" style:font-name-asian="Times New Roman1" style:font-size-asian="12pt" style:language-asian="ru" style:country-asian="RU" style:font-style-asian="italic" style:font-name-complex="Times New Roman1" style:font-size-complex="12pt" style:font-style-complex="italic"/>
    </style:style>
    <style:style style:name="T4" style:family="text">
      <style:text-properties fo:color="#000000" style:font-name="Times New Roman" fo:font-size="12pt" fo:font-style="italic" officeooo:rsid="002129d2" style:font-name-asian="Times New Roman1" style:font-size-asian="12pt" style:language-asian="ru" style:country-asian="RU" style:font-style-asian="italic" style:font-name-complex="Times New Roman1" style:font-size-complex="12pt" style:font-style-complex="italic"/>
    </style:style>
    <style:style style:name="T5" style:family="text">
      <style:text-properties fo:color="#000000" fo:font-size="12pt" style:font-size-asian="12pt" style:font-size-complex="12pt"/>
    </style:style>
    <style:style style:name="T6" style:family="text">
      <style:text-properties fo:color="#000000" style:font-name="Comic Sans MS" fo:font-size="12pt" style:font-size-asian="12pt" style:font-size-complex="12pt"/>
    </style:style>
    <style:style style:name="T7" style:family="text">
      <style:text-properties fo:color="#000000" fo:font-size="14pt" fo:font-weight="bold"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8" style:family="text">
      <style:text-properties fo:color="#000000" fo:font-size="14pt" fo:font-weight="bold" officeooo:rsid="001f6b7a"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9" style:family="text">
      <style:text-properties fo:color="#000000" fo:font-size="14pt" fo:font-weight="bold" officeooo:rsid="001f46b4"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10" style:family="text">
      <style:text-properties fo:color="#000000" fo:font-size="14pt" fo:font-weight="bold" officeooo:rsid="002129d2"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11" style:family="text">
      <style:text-properties fo:color="#000000" fo:font-size="14pt" style:font-size-asian="14pt"/>
    </style:style>
    <style:style style:name="T12" style:family="text">
      <style:text-properties fo:color="#000000" style:font-name="Courier New" fo:font-size="10pt" style:font-size-asian="10pt" style:font-name-complex="Courier New2" style:font-size-complex="10pt"/>
    </style:style>
    <style:style style:name="T13" style:family="text">
      <style:text-properties fo:color="#000000" style:font-name="Courier New" style:font-name-complex="Courier New2"/>
    </style:style>
    <style:style style:name="T14" style:family="text">
      <style:text-properties style:font-name="Times New Roman" fo:font-size="14pt" fo:font-style="normal" style:font-size-asian="14pt" style:font-style-asian="normal" style:font-name-complex="Times New Roman1" style:font-size-complex="12pt" style:font-style-complex="normal"/>
    </style:style>
    <style:style style:name="T15" style:family="text">
      <style:text-properties style:font-name="Times New Roman" fo:font-size="12pt" style:font-size-asian="12pt" style:font-name-complex="Times New Roman1" style:font-size-complex="12pt"/>
    </style:style>
    <style:style style:name="T16" style:family="text">
      <style:text-properties style:font-name="Times New Roman" fo:font-size="18pt" fo:language="en" fo:country="US" fo:font-weight="bold" style:font-size-asian="18pt" style:font-weight-asian="bold" style:font-name-complex="Times New Roman1"/>
    </style:style>
    <style:style style:name="T17" style:family="text">
      <style:text-properties style:font-name="Times New Roman" fo:font-size="18pt" fo:font-weight="bold" style:font-size-asian="18pt" style:font-weight-asian="bold" style:font-name-complex="Times New Roman1"/>
    </style:style>
    <style:style style:name="T18" style:family="text">
      <style:text-properties style:font-name="Consolas" fo:language="en" fo:country="US" style:font-name-complex="Consolas1"/>
    </style:style>
    <style:style style:name="T19" style:family="text">
      <style:text-properties style:font-name="Consolas" fo:language="en" fo:country="US" style:text-underline-style="none" style:font-name-complex="Consolas1"/>
    </style:style>
    <style:style style:name="T20" style:family="text">
      <style:text-properties officeooo:rsid="001f6b7a"/>
    </style:style>
    <style:style style:name="T21" style:family="text">
      <style:text-properties officeooo:rsid="002129d2"/>
    </style:style>
    <style:style style:name="T22" style:family="text">
      <style:text-properties officeooo:rsid="00239f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7">Московский </text:span><text:span text:style-name="T9">А</text:span><text:span text:style-name="T7">виационный </text:span><text:span text:style-name="T9">И</text:span><text:span text:style-name="T7">нститут</text:span></text:p>
      <text:p text:style-name="P2"><text:span text:style-name="T7">(Национальный исследовательский </text:span><text:span text:style-name="T9">У</text:span><text:span text:style-name="T7">ниверситет)</text:span></text:p>
      <text:p text:style-name="P6"/>
      <text:p text:style-name="P12">Факультет: «Информационные технологии и прикладная математика» </text:p>
      <text:p text:style-name="P12">Кафедра: 806 «Вычислительная математика и программирование» </text:p>
      <text:p text:style-name="P13"><text:s/></text:p>
      <text:p text:style-name="P3"><text:s/></text:p>
      <text:p text:style-name="P3"><text:s/></text:p>
      <text:p text:style-name="P3"><text:s/></text:p>
      <text:p text:style-name="P3"><text:s/></text:p>
      <text:p text:style-name="P4">Лабораторная работа № <text:span text:style-name="T20">3</text:span></text:p>
      <text:p text:style-name="P5">по курсу «Операционные системы»</text:p>
      <text:p text:style-name="P1"/>
      <text:p text:style-name="P1"/>
      <text:p text:style-name="P1"/>
      <text:p text:style-name="P1"/>
      <text:p text:style-name="P1"/>
      <text:p text:style-name="P1"/>
      <text:p text:style-name="P1"/>
      <text:p text:style-name="P1"/>
      <text:p text:style-name="P1"/>
      <text:p text:style-name="P1"/>
      <text:p text:style-name="P14"/>
      <text:p text:style-name="P3"><text:s/></text:p>
      <table:table table:name="Таблица2" table:style-name="Таблица2">
        <table:table-column table:style-name="Таблица2.A"/>
        <table:table-column table:style-name="Таблица2.B"/>
        <table:table-row>
          <table:table-cell table:style-name="Таблица2.A1" office:value-type="string">
            <text:p text:style-name="P40">Студент:</text:p>
          </table:table-cell>
          <table:table-cell table:style-name="Таблица2.B1" office:value-type="string">
            <text:p text:style-name="P43">Валов В.В</text:p>
          </table:table-cell>
        </table:table-row>
        <table:table-row>
          <table:table-cell table:style-name="Таблица2.A2" office:value-type="string">
            <text:p text:style-name="P40">Группа:</text:p>
          </table:table-cell>
          <table:table-cell table:style-name="Таблица2.B2" office:value-type="string">
            <text:p text:style-name="P40">М8О-<text:span text:style-name="T22">3</text:span>0<text:span text:style-name="T21">8</text:span>Б-18</text:p>
          </table:table-cell>
        </table:table-row>
        <table:table-row>
          <table:table-cell table:style-name="Таблица2.A2" office:value-type="string">
            <text:p text:style-name="P40">Вариант:</text:p>
          </table:table-cell>
          <table:table-cell table:style-name="Таблица2.B2" office:value-type="string">
            <text:p text:style-name="P42">14</text:p>
          </table:table-cell>
        </table:table-row>
        <table:table-row table:style-name="Таблица2.4">
          <table:table-cell table:style-name="Таблица2.A2" office:value-type="string">
            <text:p text:style-name="P40">Преподаватель:</text:p>
          </table:table-cell>
          <table:table-cell table:style-name="Таблица2.B2" office:value-type="string">
            <text:p text:style-name="P43">Миронов Е.С</text:p>
          </table:table-cell>
        </table:table-row>
        <table:table-row table:style-name="Таблица2.5">
          <table:table-cell table:style-name="Таблица2.A2" office:value-type="string">
            <text:p text:style-name="P40">Оценка:</text:p>
          </table:table-cell>
          <table:table-cell table:style-name="Таблица2.B2" office:value-type="string">
            <text:p text:style-name="P41"/>
          </table:table-cell>
        </table:table-row>
        <table:table-row table:style-name="Таблица2.6">
          <table:table-cell table:style-name="Таблица2.A2" office:value-type="string">
            <text:p text:style-name="P40">Дата:</text:p>
          </table:table-cell>
          <table:table-cell table:style-name="Таблица2.B2" office:value-type="string">
            <text:p text:style-name="P41"/>
          </table:table-cell>
        </table:table-row>
      </table:table>
      <text:p text:style-name="P29"/>
      <text:p text:style-name="P2"><text:span text:style-name="T8">Москва, 20</text:span><text:span text:style-name="T10">20</text:span><text:span text:style-name="T8"> </text:span></text:p>
      <text:list xml:id="list1573994436" text:style-name="WWNum1">
        <text:list-item>
          <text:p text:style-name="P46"><text:soft-page-break/>Постановка задачи</text:p>
        </text:list-item>
      </text:list>
      <text:p text:style-name="P30"/>
      <text:p text:style-name="P27">Вариант 14:</text:p>
      <text:p text:style-name="P32">Рассчитать детерминант матрицы.</text:p>
      <text:p text:style-name="P31"/>
      <text:p text:style-name="P20"><text:span text:style-name="T5">Операционная система: Unix</text:span><text:span text:style-name="T6">.</text:span></text:p>
      <text:p text:style-name="P22"/>
      <text:p text:style-name="P24">Цель работы</text:p>
      <text:p text:style-name="P23"/>
      <text:p text:style-name="P21">Приобретение практических навыков в:</text:p>
      <text:list xml:id="list2591450611" text:style-name="WWNum2">
        <text:list-item>
          <text:p text:style-name="P47">Управление потоками в ОС</text:p>
        </text:list-item>
        <text:list-item>
          <text:p text:style-name="P47">Обеспечение синхронизации между потоками</text:p>
        </text:list-item>
      </text:list>
      <text:p text:style-name="P34"/>
      <text:p text:style-name="P26">Задание</text:p>
      <text:p text:style-name="P25"/>
      <text:p text:style-name="P28">Составить программу на языке Си, обрабатывающую данные в многопоточном режиме. При обработке использовать стандартные средства создания потоков операционной системы (Windows/Unix).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p>
      <text:p text:style-name="P28">Так же необходимо уметь продемонстрировать количество потоков, используемое вашей программой с помощью стандартных средств операционной системы.</text:p>
      <text:p text:style-name="P21"/>
      <text:list xml:id="list142653328555177" text:continue-list="list1573994436" text:style-name="WWNum1">
        <text:list-item>
          <text:p text:style-name="P46">Решения задачи</text:p>
        </text:list-item>
      </text:list>
      <text:p text:style-name="P35"><text:span text:style-name="T11">Поток выполнения </text:span><text:span text:style-name="T1">— наименьшая единица обработки, исполнение которой может быть назначено ядром операционной системы. Реализация потоков выполнения и процессов в разных операционных системах отличается друг от друга, но в большинстве случаев поток выполнения находится внутри процесса. Несколько потоков выполнения могут существовать в рамках одного и того же процесса и совместно использовать ресурсы, такие как память, тогда как процессы не разделяют этих ресурсов. В частности, потоки выполнения разделяют инструкции процесса (его код) и его контекст (значения переменных, которые они имеют в любой момент времени). В качестве аналогии потоки выполнения процесса можно уподобить нескольким вместе работающим поварам. Все они готовят одно блюдо, читают одну и ту же кулинарную книгу с одним и тем же рецептом и следуют его указаниям, причём не обязательно все они читают на одной и той же странице.</text:span></text:p>
      <text:p text:style-name="P38">Программа получает на вход размер матрицы и генерирует ее, заполняя случайными числами от 0 до 9. Затем рекурсивно вычисляет определитель матрицы по формуле разложения по строке. Каждый этап рекурсии выполняется в отдельном потоке, таким образом производя параллельный подсчет.</text:p>
      <text:p text:style-name="P37"/>
      <text:p text:style-name="P39">Использованные системные вызовы:</text:p>
      <text:p text:style-name="P36"/>
      <text:p text:style-name="P35"><text:span text:style-name="T12">int pthread_create(pthread_t *thread, const pthread_attr_t *attr, void *(*start_routine) (void *), void *arg)</text:span><text:span text:style-name="T11"> </text:span><text:span text:style-name="T1">--- функция получает в качестве аргументов указатель на поток, переменную типа </text:span><text:span text:style-name="T13">pthread_t</text:span><text:span text:style-name="T1">, в которую, в случае удачного завершения сохраняет </text:span><text:span text:style-name="T13">id</text:span><text:span text:style-name="T1"> потока. </text:span><text:span text:style-name="T13">pthread_attr_t</text:span><text:span text:style-name="T1"> – атрибуты потока. В случае если используются атрибуты по умолчанию, то можно передавать </text:span><text:span text:style-name="T13">NULL</text:span><text:span text:style-name="T1">. </text:span><text:span text:style-name="T13">start_routin</text:span><text:span text:style-name="T1"> – это </text:span><text:soft-page-break/><text:span text:style-name="T1">непосредственно та функция, которая будет выполняться в новом потоке. </text:span><text:span text:style-name="T13">arg</text:span><text:span text:style-name="T1"> – это аргументы, которые будут переданы функции.</text:span></text:p>
      <text:p text:style-name="P35"><text:span text:style-name="T12">int pthread_join(pthread_t thread, void **value_ptr)</text:span><text:span text:style-name="T1"> --- откладывает выполнение вызывающего (эту функцию) потока, до тех пор, пока не будет выполнен поток </text:span><text:span text:style-name="T13">thread</text:span><text:span text:style-name="T1">. Когда </text:span><text:span text:style-name="T13">pthread_join</text:span><text:span text:style-name="T1"> выполнилась успешно, то она возвращает 0. Если поток явно вернул значение (это то самое значение </text:span><text:span text:style-name="T13">SUCCESS</text:span><text:span text:style-name="T1">, из нашей функции), то оно будет помещено в переменную </text:span><text:span text:style-name="T13">value_ptr</text:span><text:span text:style-name="T1">.</text:span></text:p>
      <text:p text:style-name="P44">Тесты программы:</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8">Input</text:p>
          </table:table-cell>
          <table:table-cell table:style-name="Таблица1.A1" office:value-type="string">
            <text:p text:style-name="P8">Output</text:p>
          </table:table-cell>
          <table:table-cell table:style-name="Таблица1.A1" office:value-type="string">
            <text:p text:style-name="P9"><text:span text:style-name="T17">Цель</text:span><text:span text:style-name="T16"> </text:span><text:span text:style-name="T17">теста</text:span></text:p>
          </table:table-cell>
        </table:table-row>
        <table:table-row table:style-name="Таблица1.1">
          <table:table-cell table:style-name="Таблица1.A1" office:value-type="string">
            <text:p text:style-name="P9"><text:span text:style-name="T18">./a.out</text:span><text:span text:style-name="T19"> 0</text:span></text:p>
          </table:table-cell>
          <table:table-cell table:style-name="Таблица1.A1" office:value-type="string">
            <text:p text:style-name="P18">Insert the demention of matrix:</text:p>
            <text:p text:style-name="P18">0</text:p>
            <text:p text:style-name="P18">Insert matrix:</text:p>
            <text:p text:style-name="P18">Det is: 0.000000</text:p>
          </table:table-cell>
          <table:table-cell table:style-name="Таблица1.A1" office:value-type="string">
            <text:p text:style-name="P19">Программа завершила работу, посчитав определитель матрицы </text:p>
            <text:p text:style-name="P19">0</text:p>
          </table:table-cell>
        </table:table-row>
        <table:table-row table:style-name="Таблица1.3">
          <table:table-cell table:style-name="Таблица1.A3" office:value-type="string">
            <text:p text:style-name="P18">./a.out 2</text:p>
          </table:table-cell>
          <table:table-cell table:style-name="Таблица1.A3" office:value-type="string">
            <text:p text:style-name="P9">Insert the demention of matrix:</text:p>
            <text:p text:style-name="P9">2</text:p>
            <text:p text:style-name="P9">Insert matrix:</text:p>
            <text:p text:style-name="P9">3 2 </text:p>
            <text:p text:style-name="P9">2 1 </text:p>
            <text:p text:style-name="P9">Det is: -1.000000</text:p>
          </table:table-cell>
          <table:table-cell table:style-name="Таблица1.A3" office:value-type="string">
            <text:p text:style-name="P19">Программа завершила работу, посчитав определитель матрицы 2х2</text:p>
          </table:table-cell>
        </table:table-row>
        <table:table-row table:style-name="Таблица1.1">
          <table:table-cell table:style-name="Таблица1.A1" office:value-type="string">
            <text:p text:style-name="P18">./a.out 3</text:p>
          </table:table-cell>
          <table:table-cell table:style-name="Таблица1.A1" office:value-type="string">
            <text:p text:style-name="P18">Insert the demention of matrix:</text:p>
            <text:p text:style-name="P18">3</text:p>
            <text:p text:style-name="P18">Insert matrix:</text:p>
            <text:p text:style-name="P18">2 4 3 </text:p>
            <text:p text:style-name="P18">3 2 2 </text:p>
            <text:p text:style-name="P18">0 1 4 </text:p>
            <text:p text:style-name="P18">Det is: -27.000000</text:p>
          </table:table-cell>
          <table:table-cell table:style-name="Таблица1.A1" office:value-type="string">
            <text:p text:style-name="P19"><text:bookmark-start text:name="__DdeLink__2738_1525319026"/>Программа завершила работу, посчитав определитель матрицы 3х3<text:bookmark-end text:name="__DdeLink__2738_1525319026"/></text:p>
          </table:table-cell>
        </table:table-row>
        <table:table-row table:style-name="Таблица1.5">
          <table:table-cell table:style-name="Таблица1.A1" office:value-type="string">
            <text:p text:style-name="P18">./a.out 4</text:p>
          </table:table-cell>
          <table:table-cell table:style-name="Таблица1.A1" office:value-type="string">
            <text:p text:style-name="P18">Insert the demention of matrix:</text:p>
            <text:p text:style-name="P18">4</text:p>
            <text:p text:style-name="P18">Insert matrix:</text:p>
            <text:p text:style-name="P18">2 4 4 4 </text:p>
            <text:p text:style-name="P18">2 2 0 2 </text:p>
            <text:p text:style-name="P18">1 4 2 1 </text:p>
            <text:p text:style-name="P18">4 3 1 2 </text:p>
            <text:p text:style-name="P18">Det is: 52.000000</text:p>
          </table:table-cell>
          <table:table-cell table:style-name="Таблица1.A1" office:value-type="string">
            <text:p text:style-name="P19">Программа завершила работу, посчитав определитель матрицы 4х4</text:p>
          </table:table-cell>
        </table:table-row>
      </table:table>
      <text:p text:style-name="P33"/>
      <text:p text:style-name="P11"/>
      <text:list xml:id="list142653273517379" text:continue-numbering="true" text:style-name="WWNum1">
        <text:list-item>
          <text:p text:style-name="P46">Руководство по использованию программы</text:p>
        </text:list-item>
      </text:list>
      <text:p text:style-name="P10"><text:span text:style-name="T2">Компиляция и запуск программного кода в </text:span><text:span text:style-name="T3">Ubuntu </text:span><text:span text:style-name="T2">: </text:span></text:p>
      <text:p text:style-name="P10"><text:span text:style-name="T2"><text:tab/></text:span><text:span text:style-name="T3">gcc -pthread </text:span><text:span text:style-name="T4">main</text:span><text:span text:style-name="T3">.c -lm</text:span></text:p>
      <text:p text:style-name="P15"><text:tab/></text:p>
      <text:list xml:id="list142653263680066" text:continue-numbering="true" text:style-name="WWNum1">
        <text:list-item>
          <text:p text:style-name="P46">Листинг программы</text:p>
        </text:list-item>
      </text:list>
      <text:p text:style-name="P30"/>
      <text:p text:style-name="P16">#include &lt;stdio.h&gt;</text:p>
      <text:p text:style-name="P16">#include &lt;stdlib.h&gt;</text:p>
      <text:p text:style-name="P16">#include &lt;pthread.h&gt;</text:p>
      <text:p text:style-name="P16">#include &lt;math.h&gt;</text:p>
      <text:p text:style-name="P16">#include &lt;time.h&gt;</text:p>
      <text:p text:style-name="P16"><text:soft-page-break/>#include &lt;malloc.h&gt;</text:p>
      <text:p text:style-name="P16"/>
      <text:p text:style-name="P16">pthread_mutex_t mutex;</text:p>
      <text:p text:style-name="P16"/>
      <text:p text:style-name="P16">typedef struct {</text:p>
      <text:p text:style-name="P16"><text:tab/>int **matrix; // matrix</text:p>
      <text:p text:style-name="P16"><text:tab/>int size; // size</text:p>
      <text:p text:style-name="P16">} compare;</text:p>
      <text:p text:style-name="P16"/>
      <text:p text:style-name="P16">void* determinant(void *together) {</text:p>
      <text:p text:style-name="P16"><text:tab/>compare* tmp = (compare*) together;</text:p>
      <text:p text:style-name="P16"><text:tab/>int i,j;</text:p>
      <text:p text:style-name="P16"><text:tab/>double det = 0;</text:p>
      <text:p text:style-name="P16"><text:tab/>pthread_t *array = malloc(sizeof(pthread_t) * tmp-&gt;size);</text:p>
      <text:p text:style-name="P16"><text:tab/>compare <text:s text:c="2"/>*mtarr = malloc(sizeof(compare) <text:s text:c="2"/>* tmp-&gt;size);</text:p>
      <text:p text:style-name="P16"/>
      <text:p text:style-name="P16"><text:tab/>if (tmp-&gt;size == 1) {</text:p>
      <text:p text:style-name="P16"><text:tab/><text:tab/>det = tmp-&gt;matrix[0][0];</text:p>
      <text:p text:style-name="P16"><text:tab/>} else if (tmp-&gt;size == 2) {</text:p>
      <text:p text:style-name="P16"><text:tab/><text:tab/>det = tmp-&gt;matrix[0][0] * tmp-&gt;matrix[1][1] - tmp-&gt;matrix[0][1] * tmp-&gt;matrix[1][0];</text:p>
      <text:p text:style-name="P16"><text:tab/>} else {</text:p>
      <text:p text:style-name="P16"/>
      <text:p text:style-name="P16"><text:tab/><text:tab/>for (i = 0; i &lt; tmp-&gt;size; ++i) {</text:p>
      <text:p text:style-name="P16"><text:tab/><text:tab/><text:tab/>mtarr[i].matrix = (int **)malloc(sizeof(int *) * tmp-&gt;size);</text:p>
      <text:p text:style-name="P16"><text:tab/><text:tab/><text:tab/>mtarr[i].size = tmp-&gt;size - 1;</text:p>
      <text:p text:style-name="P16"/>
      <text:p text:style-name="P16"><text:tab/><text:tab/><text:tab/>for (j = 0; j &lt; tmp-&gt;size - 1; ++j) {</text:p>
      <text:p text:style-name="P16"><text:tab/><text:tab/><text:tab/><text:tab/>if (j &lt; i)</text:p>
      <text:p text:style-name="P16"><text:tab/><text:tab/><text:tab/><text:tab/><text:tab/>mtarr[i].matrix[j] = tmp-&gt;matrix[j];</text:p>
      <text:p text:style-name="P16"><text:tab/><text:tab/><text:tab/><text:tab/>else</text:p>
      <text:p text:style-name="P16"><text:tab/><text:tab/><text:tab/><text:tab/><text:tab/>mtarr[i].matrix[j] = tmp-&gt;matrix[j + 1];</text:p>
      <text:p text:style-name="P16"><text:tab/><text:tab/><text:tab/>}</text:p>
      <text:p text:style-name="P16"/>
      <text:p text:style-name="P16"><text:tab/><text:tab/><text:tab/>pthread_create(&amp;array[i], NULL, determinant, mtarr + i);</text:p>
      <text:p text:style-name="P16"/>
      <text:p text:style-name="P16"><text:tab/><text:tab/>}</text:p>
      <text:p text:style-name="P16"/>
      <text:p text:style-name="P16"><text:tab/><text:tab/>for (i = 0; i &lt; tmp-&gt;size; ++i) {</text:p>
      <text:p text:style-name="P16"><text:tab/><text:tab/><text:tab/>void *res;</text:p>
      <text:p text:style-name="P16"><text:tab/><text:tab/><text:tab/>for (j = 0; j &lt; tmp-&gt;size - 1; ++j) {</text:p>
      <text:p text:style-name="P16"><text:tab/><text:tab/><text:tab/>}</text:p>
      <text:p text:style-name="P16"><text:tab/><text:tab/><text:tab/>pthread_join(array[i], &amp;res);</text:p>
      <text:p text:style-name="P16"><text:tab/><text:tab/><text:tab/>double x = *(double *)&amp;res;</text:p>
      <text:p text:style-name="P16"><text:tab/><text:tab/><text:tab/>det += (-1 + 2 * !(i % 2)) * x * tmp-&gt;matrix[i][tmp-&gt;size - 1];</text:p>
      <text:p text:style-name="P16"/>
      <text:p text:style-name="P16"/>
      <text:p text:style-name="P16"><text:tab/><text:tab/><text:tab/>double answer = *(double*)&amp;det;</text:p>
      <text:p text:style-name="P16"><text:tab/><text:tab/><text:tab/>free(mtarr[i].matrix);</text:p>
      <text:p text:style-name="P16"><text:tab/><text:tab/>}</text:p>
      <text:p text:style-name="P16"/>
      <text:p text:style-name="P16"/>
      <text:p text:style-name="P16"><text:tab/>}</text:p>
      <text:p text:style-name="P16"><text:tab/>free(mtarr);</text:p>
      <text:p text:style-name="P16"><text:tab/>free(array);</text:p>
      <text:p text:style-name="P16"/>
      <text:p text:style-name="P16"><text:tab/>void* ans = *(void **)&amp;det;</text:p>
      <text:p text:style-name="P16"><text:tab/>return ans;</text:p>
      <text:p text:style-name="P16">}</text:p>
      <text:p text:style-name="P16"/>
      <text:p text:style-name="P16"/>
      <text:p text:style-name="P16">int main(int argc, char const *argv[]) {</text:p>
      <text:p text:style-name="P16"><text:tab/>srand(time(NULL));</text:p>
      <text:p text:style-name="P16"><text:soft-page-break/><text:tab/>int **matrix;</text:p>
      <text:p text:style-name="P16"><text:tab/>int n = 0;</text:p>
      <text:p text:style-name="P16"><text:tab/>int a;</text:p>
      <text:p text:style-name="P16"/>
      <text:p text:style-name="P16"><text:tab/>pthread_t tid;</text:p>
      <text:p text:style-name="P16"><text:tab/>pthread_attr_t attr;</text:p>
      <text:p text:style-name="P16"><text:tab/>pthread_attr_init(&amp;attr);</text:p>
      <text:p text:style-name="P16"/>
      <text:p text:style-name="P16"><text:tab/>printf("Insert the demention of matrix:\n");</text:p>
      <text:p text:style-name="P16"><text:tab/>scanf("%d", &amp;n);</text:p>
      <text:p text:style-name="P16"/>
      <text:p text:style-name="P16"><text:tab/>matrix = (int**)malloc(n * sizeof(int*));</text:p>
      <text:p text:style-name="P16"/>
      <text:p text:style-name="P16"><text:tab/>for (int i=0; i&lt;n; ++i)</text:p>
      <text:p text:style-name="P16"><text:tab/><text:tab/>matrix[i] = (int*)malloc(n * sizeof(int));</text:p>
      <text:p text:style-name="P16"/>
      <text:p text:style-name="P16"/>
      <text:p text:style-name="P16"><text:tab/>printf("Insert matrix:\n");</text:p>
      <text:p text:style-name="P16"/>
      <text:p text:style-name="P16"/>
      <text:p text:style-name="P16"><text:tab/>for (int i = 0; i &lt; n; ++i) {</text:p>
      <text:p text:style-name="P16"><text:tab/><text:tab/>for (int j = 0; j &lt; n; ++j) {</text:p>
      <text:p text:style-name="P16"><text:tab/><text:tab/><text:tab/>matrix[i][j]=0+rand()%5-1+1;</text:p>
      <text:p text:style-name="P16"><text:tab/><text:tab/>}</text:p>
      <text:p text:style-name="P16"><text:tab/>}</text:p>
      <text:p text:style-name="P16"/>
      <text:p text:style-name="P16"><text:tab/>for (int i = 0; i &lt; n; ++i) {</text:p>
      <text:p text:style-name="P16"><text:tab/><text:tab/>for (int j = 0; j &lt; n; ++j) {</text:p>
      <text:p text:style-name="P16"><text:tab/><text:tab/><text:tab/>printf("%d ", matrix[i][j]);</text:p>
      <text:p text:style-name="P16"><text:tab/><text:tab/>}</text:p>
      <text:p text:style-name="P16"><text:tab/><text:tab/>printf("\n");</text:p>
      <text:p text:style-name="P16"><text:tab/>}</text:p>
      <text:p text:style-name="P16"/>
      <text:p text:style-name="P16"/>
      <text:p text:style-name="P16"><text:tab/>compare* together = (compare*)malloc(sizeof(compare));</text:p>
      <text:p text:style-name="P16"><text:tab/>together-&gt;matrix = matrix;</text:p>
      <text:p text:style-name="P16"><text:tab/>together-&gt;size = n;</text:p>
      <text:p text:style-name="P16"/>
      <text:p text:style-name="P16"><text:tab/>void *det;</text:p>
      <text:p text:style-name="P16"><text:tab/>pthread_mutex_init(&amp;mutex, NULL);</text:p>
      <text:p text:style-name="P16"><text:tab/>pthread_create(&amp;tid, NULL, determinant, together);</text:p>
      <text:p text:style-name="P16"><text:tab/>pthread_join(tid, &amp;det);</text:p>
      <text:p text:style-name="P16"/>
      <text:p text:style-name="P16"><text:tab/>double answer = *(double*)&amp;det;</text:p>
      <text:p text:style-name="P16"><text:tab/>printf("Det is: %f\n", answer);</text:p>
      <text:p text:style-name="P16"/>
      <text:p text:style-name="P16"><text:tab/>for (int i = 0; i &lt; n; ++i)</text:p>
      <text:p text:style-name="P16"><text:tab/><text:tab/>free(matrix[i]);</text:p>
      <text:p text:style-name="P16"><text:tab/>free(matrix);</text:p>
      <text:p text:style-name="P16"><text:tab/>free(together);</text:p>
      <text:p text:style-name="P16"/>
      <text:p text:style-name="P16"><text:tab/>return 0;</text:p>
      <text:p text:style-name="P16">}</text:p>
      <text:p text:style-name="P16"/>
      <text:p text:style-name="P16"/>
      <text:p text:style-name="P16"/>
      <text:p text:style-name="P16"/>
      <text:p text:style-name="P16"/>
      <text:list xml:id="list142653308022186" text:continue-numbering="true" text:style-name="WWNum1">
        <text:list-item>
          <text:p text:style-name="P46">Вывод</text:p>
        </text:list-item>
      </text:list>
      <text:p text:style-name="P30"/>
      <text:p text:style-name="P7">В данной лабораторной работе мы реализовали программу, работающую с потоками.</text:p>
      <text:p text:style-name="P17"><text:soft-page-break/><text:span text:style-name="T14">Многопоточность</text:span><text:span text:style-name="T15"> - полезная вещь в программировании. Она обладает следующими преимуществами:</text:span></text:p>
      <text:p text:style-name="P7"><text:s/>• Упрощение программы в некоторых случаях за счёт использования общего адресного пространства.</text:p>
      <text:p text:style-name="P7"><text:s/>• Меньшие относительно процесса временные затраты на создание потока. </text:p>
      <text:p text:style-name="P7">• Повышение производительности процесса за счёт распараллеливания процессорных вычислений и операций ввода-вывода.</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adornments="Обычный" style:font-pitch="fixed"/>
    <style:font-face style:name="Calibri" svg:font-family="Calibri" style:font-family-generic="roman" style:font-pitch="variable"/>
    <style:font-face style:name="Comic Sans MS" svg:font-family="'Comic Sans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0:08:00</meta:creation-date>
    <meta:initial-creator>Виолетта Подгорная</meta:initial-creator>
    <dc:language>ru-RU</dc:language>
    <dc:date>2021-03-23T14:26:51.541938844</dc:date>
    <meta:editing-cycles>10</meta:editing-cycles>
    <meta:editing-duration>PT1H12M6S</meta:editing-duration>
    <meta:generator>LibreOffice/6.0.7.3$Linux_X86_64 LibreOffice_project/00m0$Build-3</meta:generator>
    <meta:document-statistic meta:table-count="2" meta:image-count="0" meta:object-count="0" meta:page-count="6" meta:paragraph-count="178" meta:word-count="947" meta:character-count="6706" meta:non-whitespace-character-count="5771"/>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